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8b2c" officeooo:paragraph-rsid="000e8b2c"/>
    </style:style>
    <style:style style:name="P2" style:family="paragraph" style:parent-style-name="Standard">
      <style:paragraph-properties fo:text-align="center" style:justify-single-word="false"/>
      <style:text-properties style:font-name="Microsoft Sans Serif" officeooo:rsid="000e8b2c" officeooo:paragraph-rsid="000e8b2c"/>
    </style:style>
    <style:style style:name="P3" style:family="paragraph" style:parent-style-name="Standard">
      <style:paragraph-properties fo:text-align="center" style:justify-single-word="false"/>
      <style:text-properties style:font-name="Symbol" officeooo:rsid="000e8b2c" officeooo:paragraph-rsid="000e8b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other test, from Windows. This time embedding “Microsoft Sans Serif”:</text:p>
      <text:p text:style-name="P1"/>
      <text:p text:style-name="P2">This is written in Microsoft Sans Serif. The quick brown fox etc.</text:p>
      <text:p text:style-name="P1"/>
      <text:p text:style-name="P1">And this is written in “Symbol”:</text:p>
      <text:p text:style-name="P1"/>
      <text:p text:style-name="P3">This is written in Symbol. The quick brown fox etc.</text:p>
      <text:p text:style-name="P1"/>
      <text:p text:style-name="P1">Windows 7, LibreOffice 4.3.1.2.</text:p>
      <text:p text:style-name="P1"/>
      <text:p text:style-name="P1">Andy Jacks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10:36:21.097000000</meta:creation-date>
    <dc:date>2014-11-24T11:08:36.843000000</dc:date>
    <meta:editing-duration>PT2M5S</meta:editing-duration>
    <meta:editing-cycles>1</meta:editing-cycles>
    <meta:document-statistic meta:table-count="0" meta:image-count="0" meta:object-count="0" meta:page-count="1" meta:paragraph-count="6" meta:word-count="44" meta:character-count="262" meta:non-whitespace-character-count="224"/>
    <meta:generator>LibreOffice/4.3.1.2$Windows_x86 LibreOffice_project/958349dc3b25111dbca392fbc281a05559ef6848</meta:generator>
  </office:meta>
</office:document-meta>
</file>